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 </text:span><text:span text:style-name="T1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1"><text:a xlink:href="https://en.wikipedia.org/wiki/Kinematics" xlink:type="simple">Kinematics</text:a></text:span><text:span text:style-name="T1"> / </text:span><text:span text:style-name="T1"><text:a xlink:href="https://en.wikipedia.org/wiki/Gravity" xlink:type="simple">Gravitation</text:a></text:span><text:span text:style-name="T1">  / </text:span><text:span text:style-name="T1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1"><text:a xlink:href="https://en.wikipedia.org/wiki/Computational_complexity_theory" xlink:type="simple">Computational complexity theory</text:a></text:span><text:span text:style-name="T1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1"><text:a xlink:href="https://en.wikipedia.org/wiki/Algebraic_curve" xlink:type="simple">Algebraic curves</text:a></text:span><text:span text:style-name="T1"> / </text:span><text:span text:style-name="T1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1"><text:a xlink:href="https://en.wikipedia.org/wiki/Large_deviations_theory" xlink:type="simple">Large deviations</text:a></text:span><text:span text:style-name="T1"> / </text:span><text:span text:style-name="T1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1"><text:a xlink:href="https://en.wikipedia.org/wiki/Group_theory" xlink:type="simple">Group theory</text:a></text:span><text:span text:style-name="T1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1"><text:a xlink:href="https://en.wikipedia.org/wiki/Curve" xlink:type="simple">Curves</text:a></text:span><text:span text:style-name="T1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1"><text:a xlink:href="https://en.wikipedia.org/wiki/Kinetics_(physics)" xlink:type="simple">Kinetics</text:a></text:span><text:span text:style-name="T1"> /  </text:span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 </text:span><text:span text:style-name="T1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1"><text:a xlink:href="https://en.wikipedia.org/wiki/Operator_theory" xlink:type="simple">Operator theory</text:a></text:span><text:span text:style-name="T1"> / </text:span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text:span text:style-name="T1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1"><text:a xlink:href="https://en.wikipedia.org/wiki/Algebraic_group" xlink:type="simple">Algebraic groups</text:a></text:span><text:span text:style-name="T1"> / </text:span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1"><text:a xlink:href="https://en.wikipedia.org/wiki/Calculus_of_variations" xlink:type="simple">Calculus of variations</text:a></text:span><text:span text:style-name="T1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1"><text:a xlink:href="https://en.wikipedia.org/wiki/Computer_science" xlink:type="simple">Computer science</text:a></text:span><text:span text:style-name="T1"> / </text:span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text:span text:style-name="T1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text:span text:style-name="T1"> / </text:span><text:span text:style-name="T1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1"><text:a xlink:href="https://en.wikipedia.org/wiki/Vector_calculus" xlink:type="simple">Vector calculus</text:a></text:span><text:span text:style-name="T1"> / </text:span><text:span text:style-name="T1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 </text:span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58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6:36:33.355732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3T16:53:42.260979112</dc:date>
    <meta:editing-duration>PT20H21M29S</meta:editing-duration>
    <meta:editing-cycles>720</meta:editing-cycles>
    <meta:generator>LibreOffice/7.1.5.2$Linux_X86_64 LibreOffice_project/10$Build-2</meta:generator>
    <meta:document-statistic meta:table-count="8" meta:cell-count="2721" meta:object-count="0"/>
  </office:meta>
</office:document-meta>
</file>